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1e02cc" officeooo:paragraph-rsid="001e02cc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 e reposição de produto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 e não teria nenhum lembrete eficiente para que fosse feita a reposição deste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32:12.508000000</meta:creation-date>
    <dc:date>2017-09-16T20:57:34.278000000</dc:date>
    <meta:editing-duration>PT4H30M28S</meta:editing-duration>
    <meta:editing-cycles>5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9" meta:word-count="225" meta:character-count="1452" meta:non-whitespace-character-count="1223"/>
  </office:meta>
</office:document-meta>
</file>